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anklin Gothic Demi Cond" svg:font-family="'Franklin Gothic Demi Cond'" style:font-family-generic="roman" style:font-pitch="variable"/>
    <style:font-face style:name="Franklin Gothic Demi Cond1" svg:font-family="'Franklin Gothic Demi Cond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right="0.635cm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 style:list-style-name="">
      <style:paragraph-properties fo:line-height="110%" fo:text-align="center" style:justify-single-wor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68670"/>
    </style:style>
    <style:style style:name="P10" style:family="paragraph" style:parent-style-name="Standard">
      <style:paragraph-properties fo:text-align="justify" style:justify-single-word="false" style:writing-mode="lr-tb"/>
    </style:style>
    <style:style style:name="P11" style:family="paragraph" style:parent-style-name="Standard">
      <style:paragraph-properties fo:text-align="justify" style:justify-single-word="false"/>
      <style:text-properties officeooo:paragraph-rsid="001adeb7"/>
    </style:style>
    <style:style style:name="P12" style:family="paragraph" style:parent-style-name="Standard">
      <style:paragraph-properties fo:text-align="justify" style:justify-single-word="false"/>
      <style:text-properties officeooo:paragraph-rsid="001b9144"/>
    </style:style>
    <style:style style:name="P13" style:family="paragraph" style:parent-style-name="Standard">
      <style:paragraph-properties fo:text-align="justify" style:justify-single-word="false"/>
      <style:text-properties officeooo:paragraph-rsid="00216df2"/>
    </style:style>
    <style:style style:name="P14" style:family="paragraph" style:parent-style-name="Standard">
      <style:paragraph-properties fo:text-align="justify" style:justify-single-word="false"/>
      <style:text-properties officeooo:paragraph-rsid="00239be2"/>
    </style:style>
    <style:style style:name="P15" style:family="paragraph" style:parent-style-name="Standard">
      <style:paragraph-properties fo:text-align="justify" style:justify-single-word="false" style:writing-mode="lr-tb"/>
      <style:text-properties officeooo:paragraph-rsid="00240396"/>
    </style:style>
    <style:style style:name="P16" style:family="paragraph" style:parent-style-name="Standard">
      <style:paragraph-properties fo:text-align="justify" style:justify-single-word="false"/>
      <style:text-properties officeooo:paragraph-rsid="00252be2"/>
    </style:style>
    <style:style style:name="P17" style:family="paragraph" style:parent-style-name="Standard">
      <style:paragraph-properties fo:text-align="justify" style:justify-single-word="false"/>
      <style:text-properties officeooo:paragraph-rsid="00264466"/>
    </style:style>
    <style:style style:name="P1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fo:language="en" fo:country="US" style:font-size-asian="11pt" style:font-size-complex="11pt"/>
    </style:style>
    <style:style style:name="P21" style:family="paragraph" style:parent-style-name="Standard" style:list-style-name="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  <style:text-properties fo:font-size="5pt" style:font-size-asian="5pt" style:font-size-complex="5pt"/>
    </style:style>
    <style:style style:name="P24" style:family="paragraph" style:parent-style-name="Standard" style:list-style-name="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text-properties officeooo:paragraph-rsid="0015a73b"/>
    </style:style>
    <style:style style:name="P26" style:family="paragraph" style:parent-style-name="Standard">
      <style:text-properties officeooo:paragraph-rsid="0015fef4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77e08" officeooo:paragraph-rsid="00177e08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0168670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b9144" style:font-size-asian="11pt" style:font-size-complex="11pt"/>
    </style:style>
    <style:style style:name="T5" style:family="text">
      <style:text-properties fo:font-size="11pt" officeooo:rsid="001ce97c" style:font-size-asian="11pt" style:font-size-complex="11pt"/>
    </style:style>
    <style:style style:name="T6" style:family="text">
      <style:text-properties fo:font-size="11pt" officeooo:rsid="00267279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language="en" fo:country="US" style:font-size-asian="11pt" style:font-size-complex="11pt"/>
    </style:style>
    <style:style style:name="T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officeooo:rsid="0015a73b" style:font-size-asian="11pt" style:font-size-complex="11pt"/>
    </style:style>
    <style:style style:name="T11" style:family="text">
      <style:text-properties fo:font-size="11pt" style:text-underline-style="solid" style:text-underline-width="auto" style:text-underline-color="font-color" officeooo:rsid="0015fef4" style:font-size-asian="11pt" style:font-size-complex="11pt"/>
    </style:style>
    <style:style style:name="T12" style:family="text">
      <style:text-properties fo:font-size="11pt" style:text-underline-style="solid" style:text-underline-width="auto" style:text-underline-color="font-color" officeooo:rsid="00168670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officeooo:rsid="00177e08" style:font-size-asian="11pt" style:font-size-complex="11pt"/>
    </style:style>
    <style:style style:name="T14" style:family="text">
      <style:text-properties fo:font-size="11pt" style:text-underline-style="solid" style:text-underline-width="auto" style:text-underline-color="font-color" officeooo:rsid="00184b38" style:font-size-asian="11pt" style:font-size-complex="11pt"/>
    </style:style>
    <style:style style:name="T15" style:family="text">
      <style:text-properties fo:font-size="11pt" style:text-underline-style="solid" style:text-underline-width="auto" style:text-underline-color="font-color" officeooo:rsid="001869ce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officeooo:rsid="0018a0e9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officeooo:rsid="0018cdf9" style:font-size-asian="11pt" style:font-size-complex="11pt"/>
    </style:style>
    <style:style style:name="T18" style:family="text">
      <style:text-properties fo:font-size="11pt" style:text-underline-style="solid" style:text-underline-width="auto" style:text-underline-color="font-color" officeooo:rsid="0018f955" style:font-size-asian="11pt" style:font-size-complex="11pt"/>
    </style:style>
    <style:style style:name="T19" style:family="text">
      <style:text-properties fo:font-size="11pt" style:text-underline-style="solid" style:text-underline-width="auto" style:text-underline-color="font-color" officeooo:rsid="001b9144" style:font-size-asian="11pt" style:font-size-complex="11pt"/>
    </style:style>
    <style:style style:name="T20" style:family="text">
      <style:text-properties fo:font-size="11pt" style:text-underline-style="solid" style:text-underline-width="auto" style:text-underline-color="font-color" officeooo:rsid="001bb21a" style:font-size-asian="11pt" style:font-size-complex="11pt"/>
    </style:style>
    <style:style style:name="T21" style:family="text">
      <style:text-properties fo:font-size="11pt" style:text-underline-style="solid" style:text-underline-width="auto" style:text-underline-color="font-color" officeooo:rsid="001c782d" style:font-size-asian="11pt" style:font-size-complex="11pt"/>
    </style:style>
    <style:style style:name="T22" style:family="text">
      <style:text-properties fo:font-size="11pt" style:text-underline-style="solid" style:text-underline-width="auto" style:text-underline-color="font-color" officeooo:rsid="001ce97c" style:font-size-asian="11pt" style:font-size-complex="11pt"/>
    </style:style>
    <style:style style:name="T23" style:family="text">
      <style:text-properties fo:font-size="11pt" style:text-underline-style="solid" style:text-underline-width="auto" style:text-underline-color="font-color" officeooo:rsid="001ee4b2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officeooo:rsid="00216df2" style:font-size-asian="11pt" style:font-size-complex="11pt"/>
    </style:style>
    <style:style style:name="T25" style:family="text">
      <style:text-properties fo:font-size="11pt" style:text-underline-style="solid" style:text-underline-width="auto" style:text-underline-color="font-color" officeooo:rsid="0023897d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officeooo:rsid="00240396" style:font-size-asian="11pt" style:font-size-complex="11pt"/>
    </style:style>
    <style:style style:name="T27" style:family="text">
      <style:text-properties fo:font-size="11pt" style:text-underline-style="solid" style:text-underline-width="auto" style:text-underline-color="font-color" officeooo:rsid="00267279" style:font-size-asian="11pt" style:font-size-complex="11pt"/>
    </style:style>
    <style:style style:name="T28" style:family="text">
      <style:text-properties fo:font-size="11pt" style:text-underline-style="solid" style:text-underline-width="auto" style:text-underline-color="font-color" officeooo:rsid="0027aef3" style:font-size-asian="11pt" style:font-size-complex="11pt"/>
    </style:style>
    <style:style style:name="T29" style:family="text">
      <style:text-properties fo:font-size="11pt" style:text-underline-style="solid" style:text-underline-width="auto" style:text-underline-color="font-color" officeooo:rsid="0027b6ca" style:font-size-asian="11pt" style:font-size-complex="11pt"/>
    </style:style>
    <style:style style:name="T30" style:family="text">
      <style:text-properties fo:font-size="11pt" style:text-underline-style="solid" style:text-underline-width="auto" style:text-underline-color="font-color" officeooo:rsid="0029b336" style:font-size-asian="11pt" style:font-size-complex="11pt"/>
    </style:style>
    <style:style style:name="T31" style:family="text">
      <style:text-properties fo:font-size="11pt" style:text-underline-style="solid" style:text-underline-width="auto" style:text-underline-color="font-color" officeooo:rsid="002aae36" style:font-size-asian="11pt" style:font-size-complex="11pt"/>
    </style:style>
    <style:style style:name="T32" style:family="text">
      <style:text-properties fo:font-size="11pt" style:text-underline-style="none" style:font-size-asian="11pt" style:font-size-complex="11pt"/>
    </style:style>
    <style:style style:name="T33" style:family="text">
      <style:text-properties fo:font-size="11pt" style:text-underline-style="none" officeooo:rsid="001ce97c" style:font-size-asian="11pt" style:font-size-complex="11pt"/>
    </style:style>
    <style:style style:name="T34" style:family="text">
      <style:text-properties fo:font-size="11pt" style:text-underline-style="none" officeooo:rsid="001ee4b2" style:font-size-asian="11pt" style:font-size-complex="11pt"/>
    </style:style>
    <style:style style:name="T35" style:family="text">
      <style:text-properties fo:font-size="11pt" style:text-underline-style="none" officeooo:rsid="0027aef3" style:font-size-asian="11pt" style:font-size-complex="11pt"/>
    </style:style>
    <style:style style:name="T36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37" style:family="text">
      <style:text-properties fo:font-size="11pt" fo:font-style="italic" style:text-underline-style="solid" style:text-underline-width="auto" style:text-underline-color="font-color" officeooo:rsid="00177e08" style:font-size-asian="11pt" style:font-style-asian="italic" style:font-size-complex="11pt" style:font-style-complex="italic"/>
    </style:style>
    <style:style style:name="T38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39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40" style:family="text">
      <style:text-properties fo:font-size="11pt" fo:font-style="normal" style:text-underline-style="solid" style:text-underline-width="auto" style:text-underline-color="font-color" officeooo:rsid="0018cdf9" style:font-size-asian="11pt" style:font-style-asian="normal" style:font-size-complex="11pt" style:font-style-complex="normal"/>
    </style:style>
    <style:style style:name="T41" style:family="text">
      <style:text-properties fo:font-size="11pt" fo:font-style="normal" style:text-underline-style="solid" style:text-underline-width="auto" style:text-underline-color="font-color" officeooo:rsid="001adeb7" style:font-size-asian="11pt" style:font-style-asian="normal" style:font-size-complex="11pt" style:font-style-complex="normal"/>
    </style:style>
    <style:style style:name="T42" style:family="text">
      <style:text-properties fo:font-size="11pt" fo:font-style="normal" style:text-underline-style="solid" style:text-underline-width="auto" style:text-underline-color="font-color" officeooo:rsid="001bb21a" style:font-size-asian="11pt" style:font-style-asian="normal" style:font-size-complex="11pt" style:font-style-complex="normal"/>
    </style:style>
    <style:style style:name="T43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44" style:family="text">
      <style:text-properties fo:font-size="5pt" style:font-size-asian="5pt" style:font-size-complex="5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language="en" fo:country="US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132c48"/>
    </style:style>
    <style:style style:name="T49" style:family="text">
      <style:text-properties style:text-underline-style="solid" style:text-underline-width="auto" style:text-underline-color="font-color" officeooo:rsid="001438fb"/>
    </style:style>
    <style:style style:name="T50" style:family="text">
      <style:text-properties style:text-underline-style="solid" style:text-underline-width="auto" style:text-underline-color="font-color" officeooo:rsid="0015a73b"/>
    </style:style>
    <style:style style:name="T51" style:family="text">
      <style:text-properties style:text-underline-style="solid" style:text-underline-width="auto" style:text-underline-color="font-color" officeooo:rsid="0015fef4"/>
    </style:style>
    <style:style style:name="T52" style:family="text">
      <style:text-properties style:text-underline-style="solid" style:text-underline-width="auto" style:text-underline-color="font-color" officeooo:rsid="00168670"/>
    </style:style>
    <style:style style:name="T53" style:family="text">
      <style:text-properties style:text-underline-style="solid" style:text-underline-width="auto" style:text-underline-color="font-color" officeooo:rsid="0018cdf9"/>
    </style:style>
    <style:style style:name="T54" style:family="text">
      <style:text-properties officeooo:rsid="001438fb"/>
    </style:style>
    <style:style style:name="T55" style:family="text">
      <style:text-properties style:text-underline-style="none" officeooo:rsid="0021fe3b"/>
    </style:style>
    <style:style style:name="T56" style:family="text">
      <style:text-properties officeooo:rsid="00184b38"/>
    </style:style>
    <style:style style:name="T57" style:family="text">
      <style:text-properties officeooo:rsid="00216df2"/>
    </style:style>
    <style:style style:name="T58" style:family="text">
      <style:text-properties officeooo:rsid="0021fe3b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loext:marker-style-name="T1"><text:bookmark-start text:name="_Toc170265857"/><text:span text:style-name="T1">Авторский договор (заказа на создание статьи)</text:span><text:bookmark-end text:name="_Toc170265857"/><text:span text:style-name="T1"/></text:h>
      <text:section text:style-name="Sect1" text:name="TextSection">
        <text:p text:style-name="Standard"><text:span text:style-name="T47"><text:s text:c="31"/></text:span><text:span text:style-name="T48">г. </text:span><text:span text:style-name="T51">Мозырь</text:span><text:span text:style-name="T48"> <text:s text:c="35"/></text:span><text:s/><text:tab/>«<text:span text:style-name="T47"> <text:s text:c="3"/></text:span><text:span text:style-name="T48">42434</text:span><text:span text:style-name="T47"> <text:s text:c="2"/></text:span>» </text:p>
        <text:p text:style-name="P4"><text:tab/><text:tab/>(название населенного пункта)<text:tab/><text:tab/><text:tab/><text:tab/>(номер договора)</text:p>
        <text:p text:style-name="Standard"><text:span text:style-name="T47"><text:s text:c="6"/></text:span><text:span text:style-name="T48">2 декабря <text:s/></text:span><text:span text:style-name="T47"><text:s text:c="10"/></text:span><text:s/>20<text:span text:style-name="T48">24</text:span> г.</text:p>
        <text:p text:style-name="Standard" loext:marker-style-name="T2"><text:span text:style-name="T2"><text:s text:c="14"/>(дата)</text:span><text:span text:style-name="T2"/></text:p>
        <text:p text:style-name="P25"><text:span text:style-name="T54"><text:s/></text:span><text:span text:style-name="T49"><text:s/>Сельскохозяйственный Производственный Кооператив </text:span><text:span text:style-name="T50">«</text:span><text:span text:style-name="T51">Полесские </text:span><text:span text:style-name="T50">мутанты, </text:span><text:span text:style-name="T51">грибы</text:span><text:span text:style-name="T50"> и витамины</text:span><text:span text:style-name="T49">» <text:s text:c="67"/></text:span>,</text:p>
        <text:p text:style-name="Standard" loext:marker-style-name="T2"><text:span text:style-name="T2">(полное наименование предприятия, организации, учреждения с указанием организационно-правовой формы)</text:span><text:span text:style-name="T2"/></text:p>
        <text:p text:style-name="P25"><text:span text:style-name="T3">именуемое в дальнейшем "Заказчик", в лице</text:span></text:p>
        <text:p text:style-name="P25"><text:span text:style-name="T10"><text:s text:c="2"/>председателя правления </text:span><text:span text:style-name="T11">Бора</text:span><text:span text:style-name="T10"> </text:span><text:span text:style-name="T11">Радеона</text:span><text:span text:style-name="T10"> Супермутантовича <text:s text:c="28"/></text:span>,</text:p>
        <text:p text:style-name="Standard" loext:marker-style-name="T2"><text:span text:style-name="T2"><text:s text:c="26"/>(должность, Ф. И. О. руководителя или представителя предприятия)</text:span><text:span text:style-name="T2"/></text:p>
        <text:p text:style-name="P26"><text:span text:style-name="T3">действующего на основании</text:span></text:p>
        <text:p text:style-name="P26"><text:span text:style-name="T11"><text:s text:c="2"/>устава Производственного Кооператива от 25 июня 1999 года <text:s text:c="21"/></text:span>,</text:p>
        <text:p text:style-name="Standard" loext:marker-style-name="T2"><text:span text:style-name="T2"><text:s text:c="31"/>(наименование документа, подтверждающего полномочия)</text:span><text:span text:style-name="T2"/></text:p>
        <text:p text:style-name="Standard" loext:marker-style-name="T3"><text:span text:style-name="T3">с одной стороны, </text:span><text:span text:style-name="T9"><text:s text:c="3"/></text:span><text:span text:style-name="T11">Чащобы Виктора Степановича, 21.01.1989, HB2329746 <text:s/></text:span><text:span text:style-name="T3">,</text:span></text:p>
        <text:p text:style-name="Standard" loext:marker-style-name="T2"><text:span text:style-name="T2"><text:s text:c="77"/>(Ф.И.О., дата рождения, паспортные данные)</text:span><text:span text:style-name="T2"/></text:p>
        <text:p text:style-name="P7" loext:marker-style-name="T3"><text:span text:style-name="T3">именуемый(ая) в дальнейшем «Автор» с другой стороны, именуемые в дальнейшем «Стороны», заключили настоящий договор о нижеследующем:</text:span><text:span text:style-name="T3"/></text:p>
        <text:p text:style-name="P18" loext:marker-style-name="T3"/>
        <text:h text:style-name="P21" text:outline-level="1" loext:marker-style-name="T7"><text:span text:style-name="T7">1. Предмет договора</text:span><text:span text:style-name="T7"/></text:h>
        <text:p text:style-name="P7" loext:marker-style-name="T3"><text:span text:style-name="T3">1.1. Автор обязуется собрать и подготовить материал и на его основе написать статью (цикл статей) ,</text:span></text:p>
        <text:p text:style-name="P29"><text:span text:style-name="T51"><text:s text:c="7"/>«О </text:span><text:span text:style-name="T52">положительном</text:span><text:span text:style-name="T51"> влиянии радиации на урожайность </text:span><text:span text:style-name="T52">и качество</text:span></text:p>
        <text:p text:style-name="P29"><text:span text:style-name="T52"><text:s text:c="4"/></text:span><text:span text:style-name="T51">сельскохозяйственных <text:s/>культур Гомельской </text:span><text:span text:style-name="T52">и Брестской </text:span><text:span text:style-name="T51">област</text:span><text:span text:style-name="T52">ей</text:span><text:span text:style-name="T51">»</text:span></text:p>
        <text:p text:style-name="P7" loext:marker-style-name="T2"><text:span text:style-name="T2"><text:s/><text:tab/><text:tab/><text:tab/>(указать тему, названия и иные характеристики статей)</text:span></text:p>
        <text:p text:style-name="P7" loext:marker-style-name="T3"><text:span text:style-name="T3">Именуемую (ый) в дальнейшем «Статья», и передать ее (его) Заказчику в срок до «</text:span><text:span text:style-name="T12">15</text:span><text:span text:style-name="T3">»</text:span><text:span text:style-name="T32"> </text:span><text:span text:style-name="T9"><text:s text:c="2"/></text:span><text:span text:style-name="T12">июня <text:s/></text:span><text:span text:style-name="T32"><text:s/></text:span><text:span text:style-name="T3">20</text:span><text:span text:style-name="T12">24</text:span><text:span text:style-name="T3"> г., а Заказчик обязуется принять ее (его) и оплатить Автору вознаграждение в порядке и на условиях, предусмотренных настоящим договором.</text:span></text:p>
        <text:p text:style-name="P9"><text:span text:style-name="T3">1.2. Статья готовится в соответствии с заданием и должна отвечать следующим требованиям: </text:span><text:span text:style-name="T12">общий объём 25000 знаков; состоять из пролога, расследования, изучения перспектив, анализа, интервью с председателем и сотрудниками, вывода, эпилога; обязательно наличие не менее 15 фотографий и 3 схем; шрифт: Times Neue, 14 пт.; межстрочный интервал 1.5</text:span></text:p>
        <text:p text:style-name="P7" loext:marker-style-name="T2"><text:span text:style-name="T2"><text:s/>(четко и подробно указать тему, структуру, объем, краткое содержание, наличие фотоматериалов и других необходимые данных для будущей статьи или цикла статей)</text:span><text:span text:style-name="T2"/></text:p>
        <text:p text:style-name="P7" loext:marker-style-name="T3"><text:span text:style-name="T3">1.3. Автор обязуется передать Заказчику следующие исключительные (неисключительные) права на использование Статьи:</text:span><text:span text:style-name="T3"/></text:p>
        <text:p text:style-name="P7" loext:marker-style-name="T3"><text:span text:style-name="T3"><text:s/>‑ право на воспроизведение, опубликование (выпуск в свет) и распространение Статьи ‑ изготовление одного или более экземпляров Статьи или его части в любой материальной форме, допускающей ее использование в качестве печатного текста Статьи, выпуск в обращение экземпляров Статьи, т.е. издание, переиздание, тиражирование, дублирование или иное размножение в количестве </text:span><text:span text:style-name="T36"><text:s text:c="2"/></text:span><text:span text:style-name="T37">10000</text:span><text:span text:style-name="T36"> <text:s/></text:span><text:span text:style-name="T38"><text:s/></text:span><text:span text:style-name="T3">экземпляров (или без ограничения тиража). При этом каждый экземпляр Статьи должен (не должен) содержать имя или псевдоним Автора в следующем написании: </text:span><text:span text:style-name="T9"><text:s text:c="5"/></text:span><text:span text:style-name="T13">Чащобный Виктор</text:span><text:span text:style-name="T3">, а также обозначение знака охраны авторского права грифа (С) (латинская буква «С», заключенная в окружность), имени Автора (его псевдонима) или наименования юридического лица, обладающего в соответствии с законом авторским правом на данное опубликование, а также года первого опубликования данной Статьи;</text:span></text:p>
        <text:p text:style-name="P7" loext:marker-style-name="T3"><text:span text:style-name="T3">‑ право на внесение изменений в текст Статьи и в ее название. При переиздании Статьи в измененном виде (дополненное или переработанное переиздание) должны быть (не должны быть) обозначены символ авторского права как первого, так и последнего опубликования с соответствующим указанием на дополнение и переработку Статьи;</text:span><text:span text:style-name="T3"/></text:p>
        <text:p text:style-name="P7" loext:marker-style-name="T3"><text:span text:style-name="T3">‑ право на перевод Статьи на любые языки (либо указать, на какие языки). При опубликовании Статьи в переводе с одного языка на другой должны быть (не должны быть) обозначены символы авторского права как оригинального опубликования, с которого осуществляется перевод, так и опубликования перевода. При этом символ оригинального опубликования проставляется на языке оригинала, а символ перевода ‑ на языке перевода;</text:span><text:span text:style-name="T3"/></text:p>
        <text:p text:style-name="P10" loext:marker-style-name="T3"><text:span text:style-name="T3">‑ право на публичное использование Статьи и демонстрацию в информационных, рекламных и прочих целях под фирменным наименованием, производственной маркой и товарным знаком Заказчика. При этом каждый экземпляр Статьи должен (не должен) содержать имя или псевдоним Автора в следующем написании: </text:span><text:span text:style-name="T13">Чащоба В. С.</text:span><text:span text:style-name="T3">, а также знак охраны авторского права;</text:span></text:p>
        <text:p text:style-name="P7" loext:marker-style-name="T3"><text:span text:style-name="T3">‑ право передавать третьим лицам полностью или частично права, предоставленные настоящим договором.</text:span><text:span text:style-name="T3"/></text:p>
        <text:p text:style-name="P7" loext:marker-style-name="T3"><text:span text:style-name="T3"/></text:p>
        <text:p text:style-name="P7" loext:marker-style-name="T3"><text:span text:style-name="T3">1.4. В соответствии со ст. 30 Закон Республики Беларусь «Об авторском праве и смежных правах» Авторский договор о передаче исключительных</text:span></text:p>
        <text:p text:style-name="P7" loext:marker-style-name="T3"><text:span text:style-name="T3">прав разрешает использование Статьи определенным способом и в установленных договором пределах только лицу, которому эти права передаются, и дает такому лицу право запрещать подобное использование произведения другими лицами. </text:span></text:p>
        <text:p text:style-name="P7" loext:marker-style-name="T3"><text:span text:style-name="T3"/></text:p>
        <text:p text:style-name="P7" loext:marker-style-name="T3"><text:span text:style-name="T3">1.5. Заказчик вправе использовать передаваемые по настоящему договору права на территории </text:span><text:span text:style-name="T9"><text:s text:c="15"/></text:span><text:span text:style-name="T13">Республик</text:span><text:span text:style-name="T14">и</text:span><text:span text:style-name="T13"> Беларусь, Российск</text:span><text:span text:style-name="T14">ой</text:span><text:span text:style-name="T13"> Федераци</text:span><text:span text:style-name="T14">и</text:span><text:span text:style-name="T13">, </text:span></text:p>
        <text:p text:style-name="P7" loext:marker-style-name="T2"><text:span text:style-name="T2"><text:tab/><text:tab/><text:tab/><text:tab/><text:tab/>(указать название страны, области и т.д.)</text:span><text:span text:style-name="T2"/></text:p>
        <text:p text:style-name="P28"><text:s text:c="8"/>прочи<text:span text:style-name="T56">х</text:span> стран ЕАЭС и ШОС, <text:span text:style-name="T56">Литовской и Латвийской республик </text:span></text:p>
        <text:p text:style-name="P7" loext:marker-style-name="T44"><text:span text:style-name="T2"><text:tab/><text:tab/><text:tab/></text:span><text:span text:style-name="T44"/></text:p>
        <text:p text:style-name="P7" loext:marker-style-name="T3"><text:soft-page-break/><text:span text:style-name="T3">1.6. Права, перечисленные в пункте 1.3. настоящего договора, передаются Автором Заказчику с момента подписания акта сдачи-приемки готовой Статьи на срок до «</text:span><text:span text:style-name="T15"> 1 </text:span><text:span text:style-name="T3">» </text:span><text:span text:style-name="T9"><text:s text:c="2"/></text:span><text:span text:style-name="T15">января</text:span><text:span text:style-name="T9"> <text:s/></text:span><text:span text:style-name="T32"><text:s/></text:span><text:span text:style-name="T3">20</text:span><text:span text:style-name="T15">31</text:span><text:span text:style-name="T3"> года.</text:span></text:p>
        <text:p text:style-name="P7" loext:marker-style-name="T3"><text:span text:style-name="T3">1.7. Автор не сохраняет (сохраняет) за собой право использовать самостоятельно или предоставлять права, перечисленные в п. 1.3. настоящего договора, на их использование третьим лицам в указанных в п. 1.5. настоящего договора территориальных пределах.</text:span><text:span text:style-name="T3"/></text:p>
        <text:p text:style-name="P7" loext:marker-style-name="T3"><text:span text:style-name="T3">1.8. Заказчик обязуется выплатить Автору вознаграждение за передачу прав на использование Статьи в порядке и на условиях, предусмотренных настоящим договором.</text:span><text:span text:style-name="T3"/></text:p>
        <text:p text:style-name="P7" loext:marker-style-name="T3"><text:span text:style-name="T3">1.9. Заказчик обязуется передать Автору безвозмездно (в качестве дара) экземпляры каждой публикации (журнала, газеты, иного периодического издания, сборника и т.д.) Статьи в количестве </text:span><text:span text:style-name="T9"><text:s text:c="2"/></text:span><text:span text:style-name="T15">2</text:span><text:span text:style-name="T9"> <text:s/></text:span><text:span text:style-name="T32"><text:s/></text:span><text:span text:style-name="T3">штук. </text:span></text:p>
        <text:p text:style-name="P18" loext:marker-style-name="T3"/>
        <text:p text:style-name="P22" loext:marker-style-name="T8"><text:span text:style-name="T7">2. Права и обязанности Сторон, порядок сдачи-приемки готовой Статьи</text:span></text:p>
        <text:p text:style-name="P7" loext:marker-style-name="T3"><text:span text:style-name="T3"><text:s/>2.1. Автор обязуется подготовить и передать Заказчику готовую Статью комплектно и в надлежащей форме, в виде: </text:span><text:span text:style-name="T9"><text:s text:c="2"/></text:span><text:span text:style-name="T15">электронного документа в формате Open Document Format for Office Applications (ODF) for word processing <text:s text:c="2"/>(text) <text:s text:c="2"/>documents <text:s text:c="2"/>(файлы с расширением .odt) <text:s text:c="2"/>на <text:s/>usb-носителе</text:span></text:p>
        <text:p text:style-name="P7" loext:marker-style-name="T2"><text:span text:style-name="T2">(указать, в каком виде: рукописном, печатном, электронном, на магнитном носителе, в каком текстовом редакторе, каким шрифтом должна быть напечатана Статья, какой должен быть использован межстрочный интервал, какого размера поля, наличие фотоматериалов для оформления Статьи и т.д.)</text:span><text:span text:style-name="T2"/></text:p>
        <text:p text:style-name="P7" loext:marker-style-name="T3"><text:span text:style-name="T3"><text:s/>в срок до «</text:span><text:span text:style-name="T16">2</text:span><text:span text:style-name="T3">» </text:span><text:span text:style-name="T9"><text:s text:c="2"/></text:span><text:span text:style-name="T16">февраля</text:span><text:span text:style-name="T9"> <text:s/></text:span><text:span text:style-name="T32"><text:s/></text:span><text:span text:style-name="T3">20</text:span><text:span text:style-name="T9"> </text:span><text:span text:style-name="T16">24</text:span><text:span text:style-name="T9"> </text:span><text:span text:style-name="T3"><text:s/>года.</text:span></text:p>
        <text:p text:style-name="P7" loext:marker-style-name="T3"><text:span text:style-name="T3">2.2. Заказчик имеет право на любом этапе подготовки Статьи знакомиться у Автора с ходом работ по ее подготовке. </text:span><text:span text:style-name="T3"/></text:p>
        <text:p text:style-name="P7" loext:marker-style-name="T3"><text:span text:style-name="T3">2.3. В ходе работы над созданием Статьи Автор имеет право отступить от установленных в настоящем договоре условий, если данное изменение первоначального замысла и характеристик, по мнению Автора, улучшит содержание Статьи. Любое отступление и изменение требований и условий настоящего договора, в том числе, изменение характеристик и свойств Статьи, Автор предварительно согласовывает с Заказчиком, направив ему проект изменений в письменном виде. В случае, если Заказчик соглашается с корректировкой Автором первоначальных условий, Сторонами подписывается соответствующее дополнительное соглашение об изменении условий настоящего договора. В случае, если Автор и Заказчик не приходят к соглашению о необходимости корректировки первоначального замысла, настоящий договор может быть расторгнут по соглашению Сторон либо в одностороннем порядке любой из Сторон.</text:span><text:span text:style-name="T3"/></text:p>
        <text:p text:style-name="P7" loext:marker-style-name="T3"><text:span text:style-name="T3">2.4. Заказчик не позднее </text:span><text:span text:style-name="T9"><text:s/></text:span><text:span text:style-name="T17">10</text:span><text:span text:style-name="T9"> </text:span><text:span text:style-name="T32"><text:s/></text:span><text:span text:style-name="T3">дней с момента письменного извещения Автором о готовности Статьи обязуется рассмотреть и принять подготовленную Автором Статью. При рассмотрении Статьи Заказчик оценивает не только ее соответствие установленным настоящим договором требованиям, но и полноту и глубину раскрытия заданной темы, актуальность и новизну ее содержания, оригинальность творческого подхода и художественного решения Статьи.</text:span></text:p>
        <text:p text:style-name="P7" loext:marker-style-name="T3"><text:span text:style-name="T3">2.5. В случае обнаружения при рассмотрении Статьи отступлений от требований, установленных п. 1.2. настоящего договора или иных недостатков, существенно ухудшающих содержание Статьи, Заказчик немедленно заявляет об этом Автору, Стороны составляют и подписывают акт с указанием необходимых доработок, а также сроков их выполнения и устранения недостатков. </text:span><text:span text:style-name="T3"/></text:p>
        <text:p text:style-name="P7" loext:marker-style-name="T3"><text:span text:style-name="T3">2.6. После принятия Заказчиком решения о соответствии Статьи требованиям, указанным в п. 1.2. настоящего договора, Стороны составляют Акт сдачи-приемки, который является приложением и неотъемлемой частью настоящего договора. </text:span><text:span text:style-name="T3"/></text:p>
        <text:p text:style-name="P7" loext:marker-style-name="T3"><text:span text:style-name="T3">2.7. Автор вправе вносить предложения Заказчику относительно оформления и размещения его Статьи при выпуске ее в тираж. </text:span><text:span text:style-name="T3"/></text:p>
        <text:p text:style-name="P7" loext:marker-style-name="T3"><text:span text:style-name="T3">2.8. Заказчик имеет (не имеет) право (а) без письменного согласования с Автором снабжать Статью при ее опубликовании иллюстрациями, фотоматериалами, предисловиями, послесловиями, комментариями и какими бы то ни было пояснениями.</text:span><text:span text:style-name="T3"/></text:p>
        <text:p text:style-name="P10" loext:marker-style-name="T8"><text:span text:style-name="T3">2.9. Заказчик обязан в срок до «</text:span><text:span text:style-name="T17">1</text:span><text:span text:style-name="T3">» </text:span><text:span text:style-name="T9"><text:s text:c="2"/></text:span><text:span text:style-name="T17">января</text:span><text:span text:style-name="T9"> <text:s/></text:span><text:span text:style-name="T32"><text:s text:c="2"/></text:span><text:span text:style-name="T3">20</text:span><text:span text:style-name="T17">28</text:span><text:span text:style-name="T3"> года предоставлять Автору отчет об использовании прав, предоставленных ему настоящим договором, в том числе о размере доходов, полученных от всех и каждого способов использования предоставленных прав. К представляемому Заказчиком Отчету прилагаются все финансовые и бухгалтерские документы, содержащие сведения об осуществлении Заказчиком прав, предоставленных настоящим договором, относительно использования Статьи и необходимые для исчисления суммы вознаграждения Автору согласно п. 3.4. настоящего договора. </text:span></text:p>
        <text:p text:style-name="P20" loext:marker-style-name="T8"/>
        <text:p text:style-name="P22" loext:marker-style-name="T8"><text:span text:style-name="T7">3. Цена договора и порядок расчетов</text:span></text:p>
        <text:p text:style-name="P7" loext:marker-style-name="T3"><text:span text:style-name="T3">3.1. За подготовку Статьи Заказчик выплачивает Автору вознаграждение в размере </text:span><text:span text:style-name="T9"><text:s text:c="12"/></text:span><text:span text:style-name="T17">1500 <text:s text:c="9"/></text:span><text:span text:style-name="T3"><text:s/>(</text:span><text:span text:style-name="T9"> <text:s text:c="6"/></text:span><text:span text:style-name="T40">тысячи пятиста <text:s text:c="7"/></text:span><text:span text:style-name="T3">) рублей. </text:span></text:p>
        <text:p text:style-name="P7" loext:marker-style-name="T2"><text:span text:style-name="T2"><text:tab/><text:tab/>(сумма цифрами и прописью)</text:span><text:span text:style-name="T2"/></text:p>
        <text:p text:style-name="P7" loext:marker-style-name="T3"><text:span text:style-name="T3">3.2. Заказчик обязан выплатить Автору аванс в размере </text:span><text:span text:style-name="T9"><text:s text:c="5"/></text:span><text:span text:style-name="T17">600 <text:s text:c="3"/></text:span><text:span text:style-name="T9"><text:s/></text:span><text:span text:style-name="T9"><text:s/></text:span><text:span text:style-name="T3">(</text:span><text:span text:style-name="T9"> <text:s text:c="9"/></text:span><text:span text:style-name="T17">шестиста</text:span><text:span text:style-name="T9"> <text:s text:c="8"/></text:span><text:span text:style-name="T3">) рублей, </text:span></text:p>
        <text:p text:style-name="P7" loext:marker-style-name="T2"><text:span text:style-name="T2"><text:s text:c="2"/>(сумма цифрами и прописью)</text:span><text:span text:style-name="T2"/></text:p>
        <text:p text:style-name="P7" loext:marker-style-name="T3"><text:span text:style-name="T3"><text:s/>в срок до «</text:span><text:span text:style-name="T17">9</text:span><text:span text:style-name="T3">» </text:span><text:span text:style-name="T9"><text:s/></text:span><text:span text:style-name="T17">декабря</text:span><text:span text:style-name="T9"> </text:span><text:span text:style-name="T32"><text:s/></text:span><text:span text:style-name="T3">20</text:span><text:span text:style-name="T17">24</text:span><text:span text:style-name="T3"> года путем перечисления на счет Автора</text:span><text:span text:style-name="T9"> <text:s text:c="5"/>BY52AKBB12023000067380000000 <text:s text:c="2"/></text:span><text:span text:style-name="T18">в <text:s/>ОАО <text:s text:c="4"/>«Беларусбанк» <text:s text:c="5"/>код <text:s text:c="5"/>815</text:span></text:p>
        <text:p text:style-name="P7" loext:marker-style-name="T2"><text:span text:style-name="T2"><text:tab/><text:tab/><text:tab/><text:tab/>(указать реквизиты банковского счета Автора)</text:span><text:span text:style-name="T2"/></text:p>
        <text:p text:style-name="P18">_________________________________________________________________</text:p>
        <text:p text:style-name="P23" loext:marker-style-name="T44"/>
        <text:p text:style-name="P11" loext:marker-style-name="T3"><text:span text:style-name="T3">либо наличными в кассе Заказчика по адресу:</text:span></text:p>
        <text:p text:style-name="P11" loext:marker-style-name="T3"><text:span text:style-name="T41">Гомельская область, <text:s/>город Мозырь, <text:s text:c="2"/>улица Советская 8А, <text:s text:c="2"/>этаж 2, <text:s/>касса 3</text:span><text:span text:style-name="T3">.</text:span></text:p>
        <text:p text:style-name="P7" loext:marker-style-name="T2"><text:span text:style-name="T2"><text:tab/><text:tab/><text:tab/><text:tab/>(указать адрес)</text:span><text:span text:style-name="T2"/></text:p>
        <text:p text:style-name="P7" loext:marker-style-name="T3"><text:soft-page-break/><text:span text:style-name="T3">3.3. Сумму вознаграждения в размере <text:s/></text:span><text:span text:style-name="T9"><text:s text:c="5"/></text:span><text:span text:style-name="T19">900</text:span><text:span text:style-name="T9"> <text:s text:c="3"/></text:span><text:span text:style-name="T32"><text:s text:c="2"/></text:span><text:span text:style-name="T3">(</text:span><text:span text:style-name="T9"> <text:s text:c="4"/></text:span><text:span text:style-name="T19">девятиста</text:span><text:span text:style-name="T9"> <text:s text:c="5"/></text:span><text:span text:style-name="T4">)</text:span><text:span text:style-name="T3"> рублей<text:tab/><text:tab/><text:tab/><text:tab/><text:tab/><text:tab/> <text:s text:c="4"/></text:span><text:span text:style-name="T2">(сумма цифрами и прописью)</text:span></text:p>
        <text:p text:style-name="P12" loext:marker-style-name="T3"><text:span text:style-name="T3">за Статью Заказчик обязан выплатить Автору в течение </text:span><text:span text:style-name="T9"><text:s text:c="2"/></text:span><text:span text:style-name="T19">180</text:span><text:span text:style-name="T9"> <text:s/></text:span><text:span text:style-name="T43"><text:s/></text:span><text:span text:style-name="T3">дней с момента подписания акта сдачи-приемки готовой Статьи путем перечисления на счет Автора </text:span><text:span text:style-name="T9">BY52AKBB12023000067380000000 <text:s text:c="24"/></text:span><text:span text:style-name="T18">в <text:s text:c="13"/>ОАО <text:s text:c="15"/>«Беларусбанк» <text:s text:c="17"/>код <text:s text:c="34"/>815</text:span></text:p>
        <text:p text:style-name="P7" loext:marker-style-name="T2"><text:span text:style-name="T2"><text:tab/><text:tab/><text:tab/><text:tab/><text:tab/>(указать реквизиты банковского счета Автора)</text:span><text:span text:style-name="T3"/></text:p>
        <text:p text:style-name="P7" loext:marker-style-name="T2"><text:span text:style-name="T2"><text:tab/><text:tab/><text:tab/><text:tab/><text:tab/></text:span><text:span text:style-name="T2"/></text:p>
        <text:p text:style-name="P7" loext:marker-style-name="T3"><text:span text:style-name="T3"><text:s/>либо наличными в кассе Заказчика по адресу: </text:span><text:span text:style-name="T41">Гомельская область, <text:s/>город Мозырь, <text:s text:c="13"/>улица <text:s text:c="9"/>Советская <text:s text:c="8"/>8А, <text:s text:c="7"/>этаж <text:s text:c="6"/>2, <text:s text:c="5"/>касса <text:s text:c="5"/>3</text:span><text:span text:style-name="T3">.</text:span></text:p>
        <text:p text:style-name="P7" loext:marker-style-name="T2"><text:span text:style-name="T2"><text:tab/><text:tab/> <text:s text:c="42"/>(указать адрес)</text:span></text:p>
        <text:p text:style-name="P12" loext:marker-style-name="T3"><text:span text:style-name="T3">3.4. За использование Статьи любым, несколькими или всеми из указанных в п. 1.3. настоящего договора способами Заказчик обязуется выплачивать Автору</text:span><text:span text:style-name="T9"> <text:s text:c="7"/></text:span><text:span text:style-name="T19">5</text:span><text:span text:style-name="T9"> <text:s text:c="7"/></text:span><text:span text:style-name="T32"><text:s text:c="2"/></text:span><text:span text:style-name="T3">(</text:span><text:span text:style-name="T9"> <text:s text:c="6"/></text:span><text:span text:style-name="T19">пяти</text:span><text:span text:style-name="T9"> <text:s text:c="9"/></text:span><text:span text:style-name="T3">) % от дохода за </text:span></text:p>
        <text:p text:style-name="P12" loext:marker-style-name="T2"><text:span text:style-name="T2"><text:tab/>(число процентов указать цифрами и прописью)</text:span></text:p>
        <text:p text:style-name="P7" loext:marker-style-name="T3"><text:span text:style-name="T3">соответствующий способ использования Статьи.</text:span><text:span text:style-name="T3"/></text:p>
        <text:p text:style-name="P7" loext:marker-style-name="T3"><text:span text:style-name="T3">Вариант 3.4. За использование Статьи любым, несколькими или всеми из указанных в п. 1.3. настоящего договора способами Заказчик обязуется выплачивать Автору вознаграждение в размере <text:s/></text:span><text:span text:style-name="T9"><text:s text:c="11"/></text:span><text:span text:style-name="T19">40</text:span><text:span text:style-name="T9"> <text:s text:c="9"/></text:span><text:span text:style-name="T32"><text:s text:c="3"/></text:span><text:span text:style-name="T3">(</text:span><text:span text:style-name="T9"> <text:s text:c="9"/></text:span><text:span text:style-name="T19">сорока <text:s text:c="10"/></text:span><text:span text:style-name="T3">) рублей в месяц (квартал, год).</text:span></text:p>
        <text:p text:style-name="P7" loext:marker-style-name="T2"><text:span text:style-name="T2">(сумма цифрами и прописью)</text:span><text:span text:style-name="T2"/></text:p>
        <text:p text:style-name="P12" loext:marker-style-name="T3"><text:span text:style-name="T3">3.5. Оплата производится ежемесячно (ежеквартально, ежегодно) не позднее <text:s/></text:span><text:span text:style-name="T9"><text:s text:c="3"/></text:span><text:span text:style-name="T19">25</text:span><text:span text:style-name="T9"> <text:s/></text:span><text:span text:style-name="T32"><text:s text:c="4"/></text:span><text:span text:style-name="T3">числа следующего месяца путем перечисления на счет Автора </text:span><text:span text:style-name="T9">BY52AKBB12023000067380000000 </text:span><text:span text:style-name="T18">в ОАО <text:s text:c="2"/>«Беларусбанк» <text:s text:c="2"/>код 815</text:span></text:p>
        <text:p text:style-name="P7" loext:marker-style-name="T2"><text:span text:style-name="T2"><text:tab/><text:tab/><text:tab/>(указать реквизиты банковского счета Автора)</text:span><text:span text:style-name="T2"/></text:p>
        <text:p text:style-name="P12" loext:marker-style-name="T3"><text:span text:style-name="T3"><text:s/>либо наличными в кассе Заказчика по адресу: </text:span><text:span text:style-name="T41">Гомельская область, <text:s/>город Мозырь, <text:s text:c="13"/>улица <text:s text:c="9"/>Советская <text:s text:c="8"/>8А, <text:s text:c="7"/>этаж <text:s text:c="6"/>2, <text:s text:c="5"/>касса <text:s text:c="5"/>3</text:span><text:span text:style-name="T3">.</text:span></text:p>
        <text:p text:style-name="P7" loext:marker-style-name="T2"><text:span text:style-name="T2"><text:tab/><text:tab/><text:tab/><text:tab/> <text:s text:c="4"/>(указать адрес)</text:span></text:p>
        <text:h text:style-name="P19" text:outline-level="1" loext:marker-style-name="T3"/>
        <text:h text:style-name="P21" text:outline-level="1" loext:marker-style-name="T7"><text:span text:style-name="T7">4. Ответственность Сторон</text:span><text:span text:style-name="T7"/></text:h>
        <text:p text:style-name="P7" loext:marker-style-name="T3"><text:span text:style-name="T3">4.1. Сторона, не исполнившая или ненадлежащим образом исполнившая обязательства по настоящему договору, обязана возместить другой Стороне причиненные таким неисполнением убытки, включая упущенную выгоду.</text:span><text:span text:style-name="T3"/></text:p>
        <text:p text:style-name="P7" loext:marker-style-name="T3"><text:span text:style-name="T3"><text:s/>4.2. В случае нарушения условий настоящего договора Сторона, чье право нарушено, вправе <text:s/>также потребовать признания права, восстановления положения, существовавшего до нарушения права, а также прекращения действий, нарушающих право или создающих угрозу его нарушения.</text:span><text:span text:style-name="T3"/></text:p>
        <text:p text:style-name="P7" loext:marker-style-name="T3"><text:span text:style-name="T3"><text:s/>4.3. В случае несвоевременной уплаты вознаграждения за подготовку Статьи или пользование правами, предоставленными в соответствии с настоящим договором, Заказчик обязан уплатить Автору по выбору последнего пени в размере </text:span><text:span text:style-name="T20">15</text:span><text:span text:style-name="T3">% от суммы вознаграждения за каждый день просрочки или штраф <text:s/>в размере <text:s/></text:span><text:span text:style-name="T39"><text:s text:c="6"/></text:span><text:span text:style-name="T42">5 <text:s text:c="5"/></text:span><text:span text:style-name="T39"><text:s text:c="3"/></text:span><text:span text:style-name="T43"><text:s text:c="2"/></text:span><text:span text:style-name="T3">(</text:span><text:span text:style-name="T9"> <text:s text:c="8"/></text:span><text:span text:style-name="T20">пяти <text:s text:c="2"/></text:span><text:span text:style-name="T9"><text:s text:c="5"/></text:span><text:span text:style-name="T3">) рублей, а</text:span></text:p>
        <text:p text:style-name="P7" loext:marker-style-name="T2"><text:span text:style-name="T2"><text:tab/><text:tab/><text:tab/><text:tab/><text:tab/>(сумма цифрами и прописью)</text:span><text:span text:style-name="T2"/></text:p>
        <text:p text:style-name="P7" loext:marker-style-name="T3"><text:span text:style-name="T3">также возместить убытки в части, не покрытой неустойкой.</text:span><text:span text:style-name="T3"/></text:p>
        <text:p text:style-name="P18" loext:marker-style-name="T3"/>
        <text:p text:style-name="P5" loext:marker-style-name="T2"/>
        <text:p text:style-name="P22" loext:marker-style-name="T7"><text:span text:style-name="T7">5. Срок действия договора, основания и порядок изменения </text:span><text:span text:style-name="T7"/></text:p>
        <text:p text:style-name="P22" loext:marker-style-name="T7"><text:span text:style-name="T7">и расторжения договора</text:span><text:span text:style-name="T7"/></text:p>
        <text:p text:style-name="P10" loext:marker-style-name="T3"><text:span text:style-name="T3">5.1. Настоящий договор вступает в силу с момента его подписания обеими Сторонами и действует до «</text:span><text:span text:style-name="T9"> <text:s/></text:span><text:span text:style-name="T20">31 <text:s/></text:span><text:span text:style-name="T3">» <text:s/></text:span><text:span text:style-name="T9"><text:s text:c="4"/></text:span><text:span text:style-name="T20">декабря <text:s/></text:span><text:span text:style-name="T9"><text:s text:c="2"/></text:span><text:span text:style-name="T32"><text:s text:c="2"/></text:span><text:span text:style-name="T3">20</text:span><text:span text:style-name="T9"> <text:s/></text:span><text:span text:style-name="T20">31 <text:s text:c="2"/></text:span><text:span text:style-name="T3"><text:s/>года.</text:span></text:p>
        <text:p text:style-name="P7" loext:marker-style-name="T3"><text:span text:style-name="T3">5.2. Все изменения и дополнения к настоящему договору действительны в случае оформления их в письменном виде и подписания обеими Сторонами.</text:span><text:span text:style-name="T3"/></text:p>
        <text:p text:style-name="P7" loext:marker-style-name="T3"><text:span text:style-name="T3">5.3. Стороны вправе досрочно расторгнуть настоящий договор по взаимному соглашению.</text:span><text:span text:style-name="T3"/></text:p>
        <text:p text:style-name="P7" loext:marker-style-name="T3"><text:span text:style-name="T3">5.4. Автор вправе в одностороннем порядке расторгнуть настоящий договор, письменно уведомив об этом Заказчика в следующих случаях:</text:span><text:span text:style-name="T3"/></text:p>
        <text:p text:style-name="P7" loext:marker-style-name="T3"><text:span text:style-name="T3">‑ если в процессе переговоров с Заказчик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span><text:span text:style-name="T3"/></text:p>
        <text:p text:style-name="P7" loext:marker-style-name="T3"><text:span text:style-name="T3">‑ если Заказчик в установленный в п. 2.4. настоящего договора срок не рассмотрел и не принял готовую Статью либо не предоставил Автору Акт с указанием недостатков и сроков их устранения, при этом выплаченный Автору аванс не возвращается Заказчику;</text:span><text:span text:style-name="T3"/></text:p>
        <text:p text:style-name="P7" loext:marker-style-name="T2"><text:span text:style-name="T3">‑ если Автор передает готовую Статью, выполненную в соответствии с установленными настоящим договором требованиями, в установленный настоящим договором срок, а Заказчик отказывается ее принять и подписать Акт сдачи-приемки, мотивируя свой отказ причинами субъективного характера (например: недостаточно раскрыта тема, тема утратила свою актуальность и т.д.), при этом выплаченный Автору аванс (или его часть) в размере <text:s/></text:span><text:span text:style-name="T9"><text:s text:c="4"/></text:span><text:span text:style-name="T23">2</text:span><text:span text:style-name="T21">00</text:span><text:span text:style-name="T9"> <text:s text:c="3"/></text:span><text:span text:style-name="T32"><text:s text:c="2"/></text:span><text:span text:style-name="T3">(</text:span><text:span text:style-name="T9"> <text:s text:c="8"/></text:span><text:span text:style-name="T23">двух</text:span><text:span text:style-name="T21">ста</text:span><text:span text:style-name="T9"> <text:s text:c="7"/></text:span><text:span text:style-name="T3">) рублей<text:tab/><text:tab/><text:tab/><text:tab/><text:tab/></text:span><text:span text:style-name="T2">(сумма цифрами и прописью)</text:span></text:p>
        <text:p text:style-name="P7" loext:marker-style-name="T3"><text:span text:style-name="T3">не возвращается Заказчику:</text:span><text:span text:style-name="T3"/></text:p>
        <text:p text:style-name="P7" loext:marker-style-name="T3"><text:span text:style-name="T3">‑ если Заказчик не выплатил Автору вознаграждение за подготовку Статьи или за пользование правами, предоставляемыми по настоящему договору, в сроки, предусмотренные разделом 3 настоящего договора;</text:span><text:span text:style-name="T3"/></text:p>
        <text:p text:style-name="P7" loext:marker-style-name="T3"><text:span text:style-name="T3">‑ если Заказчик использовал передаваемые по настоящему договору права не на </text:span><text:span text:style-name="T21">РБ, РФ, ШОС, ЕАЭС, Рес. Литвы или Латвии</text:span><text:span text:style-name="T3"> либо использовал права, </text:span></text:p>
        <text:p text:style-name="P7" loext:marker-style-name="T2"><text:span text:style-name="T2"><text:s text:c="25"/>(указать территорию, указанную <text:s/>в п. 1.5. настоящего договора)</text:span><text:span text:style-name="T2"/></text:p>
        <text:p text:style-name="P7" loext:marker-style-name="T3"><text:span text:style-name="T3">не переданные по настоящему договору; </text:span><text:span text:style-name="T3"/></text:p>
        <text:p text:style-name="P7" loext:marker-style-name="T3"><text:span text:style-name="T3">‑ если Заказчик не предоставил отчет об использовании прав, предоставленных ему настоящим договором, в том числе о размере доходов, полученных от всех и каждого способов использования предоставленных прав;</text:span><text:span text:style-name="T3"/></text:p>
        <text:p text:style-name="P7" loext:marker-style-name="T3"><text:span text:style-name="T3">‑ <text:s/></text:span><text:span text:style-name="T5"><text:s/></text:span><text:span text:style-name="T22"><text:s/>если <text:s text:c="3"/>Заказчик не предоставил <text:s text:c="3"/>экземпляры <text:s/>Автору, то он обязан выплатить их утроенную стоимость в <text:s text:c="2"/>зависимости <text:s text:c="2"/>от <text:s text:c="2"/>вида <text:s text:c="3"/>материалов</text:span><text:span text:style-name="T33">.</text:span><text:span text:style-name="T22"> </text:span></text:p>
        <text:p text:style-name="P7" loext:marker-style-name="T2"><text:span text:style-name="T2"><text:s text:c="16"/>(указать другие существенные нарушения Заказчиком условий настоящего договора)</text:span></text:p>
        <text:p text:style-name="P18" loext:marker-style-name="T3"><text:soft-page-break/></text:p>
        <text:p text:style-name="P7" loext:marker-style-name="T3"><text:span text:style-name="T3">5.5. Заказчик вправе в одностороннем порядке расторгнуть настоящий договор, письменно уведомив об этом Автора в следующих случаях:</text:span><text:span text:style-name="T3"/></text:p>
        <text:p text:style-name="P7" loext:marker-style-name="T3"><text:span text:style-name="T3">‑ если в процессе переговоров с Автор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span><text:span text:style-name="T3"/></text:p>
        <text:p text:style-name="P7" loext:marker-style-name="T3"><text:span text:style-name="T3">‑ если Автор не передал на рассмотрение Заказчику готовую Статью в срок, установленный в п. 1.1. настоящего договора;</text:span><text:span text:style-name="T3"/></text:p>
        <text:p text:style-name="P7" loext:marker-style-name="T3"><text:span text:style-name="T3">‑ если Автор не устранил выявленные в ходе рассмотрения Заказчиком недостатки Статьи в сроки, установленные в Акте о выявленных недостатках;</text:span><text:span text:style-name="T3"/></text:p>
        <text:p text:style-name="P10" loext:marker-style-name="T3"><text:span text:style-name="T3">‑ если Статья выполнена в соответствии с установленными настоящим договором требованиями, но Заказчик по субъективным причинам отказывается принимать Статью и подписывать Акт сдачи-приемки, при этом выплаченный Автору аванс (или его часть в размере </text:span><text:span text:style-name="T9"><text:s text:c="6"/></text:span><text:span text:style-name="T23">500</text:span><text:span text:style-name="T9"> <text:s text:c="6"/></text:span><text:span text:style-name="T32"><text:s/></text:span><text:span text:style-name="T34">( </text:span><text:span text:style-name="T23">пятиста <text:s text:c="6"/></text:span><text:span text:style-name="T34">)</text:span><text:span text:style-name="T3"> рублей) не возвращается Заказчику;</text:span></text:p>
        <text:p text:style-name="P7" loext:marker-style-name="T2"><text:span text:style-name="T2"><text:s/>(сумма цифрами и прописью)</text:span><text:span text:style-name="T2"/></text:p>
        <text:p text:style-name="P13" loext:marker-style-name="T3"><text:span text:style-name="T3">‑ </text:span><text:span text:style-name="T24">если Автор передал исключительные права третьему лицу, он обязан выплатить Заказчику компенсацию в размере 6000 ( шести тысяч ) рублей не <text:s/>позднее <text:s/>срока <text:s text:c="2"/>окончания <text:s text:c="3"/>действия <text:s text:c="2"/>данного <text:s text:c="3"/>авторского <text:s text:c="3"/>договора</text:span><text:span text:style-name="T3">.</text:span></text:p>
        <text:p text:style-name="P7" loext:marker-style-name="T2"><text:span text:style-name="T2"><text:s text:c="9"/>(указать другие существенные нарушения Автором условий настоящего договора)</text:span></text:p>
        <text:h text:style-name="P24" text:outline-level="1" loext:marker-style-name="T45"/>
        <text:h text:style-name="P21" text:outline-level="1" loext:marker-style-name="T46"><text:span text:style-name="T7">6. Дополнительные условия и заключительные положения</text:span></text:h>
        <text:p text:style-name="P7" loext:marker-style-name="T3"><text:span text:style-name="T3">6.1. Дополнительные условия по настоящему договору:</text:span></text:p>
        <text:p text:style-name="P27"><text:s text:c="8"/><text:span text:style-name="T57">Уведомление Заказчика Автором должно быть произведено посредством </text:span><text:s text:c="5"/><text:span text:style-name="T57">заказного <text:s text:c="4"/></text:span><text:span text:style-name="T58">писма <text:s text:c="2"/>на <text:s text:c="2"/>юридический <text:s text:c="2"/>адрес <text:s text:c="5"/>ПрК</text:span><text:span text:style-name="T55">.</text:span></text:p>
        <text:p text:style-name="P7" loext:marker-style-name="T3"><text:span text:style-name="T3">6.2. Все споры и разногласия, возникающие между Сторонами по вопросам исполнения обязательств по настоящему договору, будут разрешаться путем переговоров на основе действующего законодательства и обычаев делового оборота.</text:span></text:p>
        <text:p text:style-name="P7" loext:marker-style-name="T3"><text:span text:style-name="T3">6.3. В случае неурегулирования спорных вопросов в процессе переговоров, споры разрешаются в суде в порядке, установленном действующим законодательством.</text:span><text:span text:style-name="T3"/></text:p>
        <text:p text:style-name="P14" loext:marker-style-name="T3"><text:span text:style-name="T3">6.4. В случае изменения имени (наименования), адреса (местонахождения), банковских реквизитов и других данных каждая из Сторон обязана в </text:span><text:span text:style-name="T25">двадцатидневный</text:span><text:span text:style-name="T9"> <text:s/></text:span><text:span text:style-name="T3"><text:s/>срок в письменной форме сообщить другой Стороне о произошедших изменениях.</text:span></text:p>
        <text:p text:style-name="P7" loext:marker-style-name="T3"><text:span text:style-name="T3">6.5. Во всем остальном, что не предусмотрено настоящим договором, Стороны руководствуются действующим законодательством.</text:span><text:span text:style-name="T3"/></text:p>
        <text:p text:style-name="P7" loext:marker-style-name="T3"><text:span text:style-name="T3">6.6. Настоящий договор составлен и подписан в двух экземплярах, имеющих равную юридическую силу, и хранится по одному у каждой из Сторон. </text:span><text:span text:style-name="T3"/></text:p>
        <text:h text:style-name="P24" text:outline-level="1" loext:marker-style-name="T45"/>
        <text:h text:style-name="P21" text:outline-level="1" loext:marker-style-name="T7"><text:span text:style-name="T7">7. Подписи, адреса и реквизиты Сторон</text:span><text:span text:style-name="T7"/></text:h>
        <text:h text:style-name="P19" text:outline-level="1" loext:marker-style-name="T3"><text:bookmark text:name="_GoBack"/></text:h>
        <text:p text:style-name="P7" loext:marker-style-name="T3"><text:span text:style-name="T3"><text:tab/><text:tab/>Автор<text:tab/><text:tab/><text:tab/><text:tab/><text:tab/>Заказчик</text:span><text:span text:style-name="T3"/></text:p>
        <text:p text:style-name="P15" loext:marker-style-name="T3"><text:span text:style-name="T3"><text:s text:c="2"/></text:span><text:span text:style-name="T9"><text:s text:c="6"/></text:span><text:span text:style-name="T11">Чащоб</text:span><text:span text:style-name="T26">а</text:span><text:span text:style-name="T11"> Виктор Степанович <text:s text:c="6"/></text:span><text:span text:style-name="T3"><text:s text:c="5"/></text:span><text:span text:style-name="T27">Производственный <text:s text:c="9"/>Кооператив</text:span></text:p>
        <text:p text:style-name="P16" loext:marker-style-name="T3"><text:span text:style-name="T3"><text:s text:c="2"/></text:span><text:span text:style-name="T9"><text:s text:c="18"/></text:span><text:span text:style-name="T11">HB2329746 <text:s text:c="14"/></text:span><text:span text:style-name="T9"><text:s text:c="9"/></text:span><text:span text:style-name="T32"><text:s text:c="5"/></text:span><text:span text:style-name="T28">+375299131321, </text:span><text:span text:style-name="T30">MTC</text:span><text:span text:style-name="T28">; <text:s text:c="8"/>43-23-23</text:span></text:p>
        <text:p text:style-name="P17" loext:marker-style-name="T3"><text:span text:style-name="T3"><text:s text:c="2"/></text:span><text:span text:style-name="T9">BY52AKBB12023000067380000000 </text:span><text:span text:style-name="T3"><text:s text:c="5"/></text:span><text:span text:style-name="T31">г. Мозырь, ул. Ленина 4Б, этажи 3-5</text:span></text:p>
        <text:p text:style-name="P7" loext:marker-style-name="T3"><text:span text:style-name="T3"><text:tab/><text:tab/>Автор<text:tab/><text:tab/><text:tab/><text:tab/><text:tab/>Заказчик</text:span><text:span text:style-name="T3"/></text:p>
        <text:p text:style-name="P18" loext:marker-style-name="T3"/>
        <text:h text:style-name="P8" text:outline-level="1" loext:marker-style-name="T3"><text:span text:style-name="T3"><text:s text:c="64"/>М.П.</text:span></text:h>
        <text:h text:style-name="P6" text:outline-level="1" loext:marker-style-name="T2"/>
      </text:section>
      <text:section text:style-name="Sect2" text:name="Section1">
        <text:p text:style-name="P7" loext:marker-style-name="T3"><text:span text:style-name="T3">путем переговоров на основе действующего законодательства и обычаев делового оборота.</text:span><text:span text:style-name="T3"/></text:p>
        <text:p text:style-name="P7" loext:marker-style-name="T3"><text:span text:style-name="T3">6.3. В случае неурегулирования спорных вопросов в процессе переговоров, споры разрешаются в суде в порядке, установленном действующим законодательством.</text:span><text:span text:style-name="T3"/></text:p>
        <text:p text:style-name="P7" loext:marker-style-name="T3"><text:span text:style-name="T3">6.4. В случае изменения имени (наименования), адреса (местонахождения), банковских реквизитов и других данных каждая из Сторон обязана в </text:span><text:span text:style-name="T9"><text:s text:c="4"/></text:span><text:span text:style-name="T25">двадцатидневный</text:span><text:span text:style-name="T9"> <text:s/></text:span><text:span text:style-name="T32"><text:s/></text:span><text:span text:style-name="T3">срок в письменной форме сообщить другой Стороне о произошедших изменениях.</text:span></text:p>
        <text:p text:style-name="P7" loext:marker-style-name="T3"><text:span text:style-name="T3">6.5. Во всем остальном, что не предусмотрено настоящим договором, Стороны руководствуются действующим законодательством.</text:span><text:span text:style-name="T3"/></text:p>
        <text:p text:style-name="P7" loext:marker-style-name="T3"><text:span text:style-name="T3">6.6. Настоящий договор составлен и подписан в двух экземплярах, имеющих равную юридическую силу, и хранится по одному у каждой из Сторон. </text:span><text:span text:style-name="T3"/></text:p>
        <text:h text:style-name="P19" text:outline-level="1" loext:marker-style-name="T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anklin Gothic Demi Cond" svg:font-family="'Franklin Gothic Demi Cond'" style:font-family-generic="roman" style:font-pitch="variable"/>
    <style:font-face style:name="Franklin Gothic Demi Cond1" svg:font-family="'Franklin Gothic Demi Cond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" style:class="text">
      <style:paragraph-properties fo:margin-top="0.635cm" fo:margin-bottom="0.212cm" style:contextual-spacing="false" fo:line-height="120%" fo:text-align="center" style:justify-single-word="false" fo:keep-with-next="always"/>
      <style:text-properties fo:font-size="14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Style53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Знак1_20_Знак_20_Знак_20_Знак_20_Знак_20_Знак" style:display-name="Знак1 Знак Знак Знак Знак Знак" style:family="paragraph" style:parent-style-name="Standard" style:auto-update="true">
      <style:paragraph-properties fo:text-indent="0.453cm" style:auto-text-indent="false"/>
      <style:text-properties style:font-name="Arial" fo:font-family="Arial" style:font-family-generic="roman" style:font-pitch="variable" fo:font-size="10pt" fo:language="en" fo:country="ZA" style:font-size-asian="10pt" style:language-asian="en" style:country-asian="ZA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49cm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line-height="120%" fo:text-align="justify" style:justify-single-word="false" fo:text-indent="1.251cm" style:auto-text-indent="false"/>
      <style:text-properties style:font-name="Arial" fo:font-family="Arial" style:font-family-generic="roman" style:font-pitch="variable"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Iau_3f_iue" style:display-name="Iau?iu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/>
    </style:style>
    <style:style style:name="Основной_20_текст_20_31" style:display-name="Основной текст 31" style:family="paragraph" style:parent-style-name="Standard">
      <style:paragraph-properties fo:line-height="150%" fo:text-align="center" style:justify-single-word="false"/>
      <style:text-properties fo:font-weight="bold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loext:opacity="100%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Основной_20_текст_20_21" style:display-name="Основной текст 21" style:family="paragraph" style:parent-style-name="Standard">
      <style:paragraph-properties fo:line-height="150%" fo:text-align="justify" style:justify-single-word="false" fo:text-indent="1cm" style:auto-text-indent="false"/>
      <style:text-properties style:font-size-complex="10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499cm" fo:margin-top="0cm" fo:margin-bottom="0.212cm" style:contextual-spacing="false"/>
      <style:text-properties fo:font-size="8pt" style:font-size-asian="8pt" style:font-size-complex="8p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Style1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3" style:family="paragraph" style:parent-style-name="Standard">
      <style:paragraph-properties fo:line-height="0.601cm" fo:text-align="center" style:justify-single-word="false" fo:orphans="0" fo:widows="0"/>
      <style:text-properties fo:language="be" fo:country="BY" style:language-asian="be" style:country-asian="BY"/>
    </style:style>
    <style:style style:name="Style4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5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7" style:family="paragraph" style:parent-style-name="Standard">
      <style:paragraph-properties fo:line-height="0.339cm" fo:orphans="0" fo:widows="0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1" style:family="paragraph" style:parent-style-name="Standard">
      <style:paragraph-properties fo:line-height="0.372cm" fo:text-align="justify" style:justify-single-word="false" fo:orphans="0" fo:widows="0" fo:text-indent="0.272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2" style:family="paragraph" style:parent-style-name="Standard">
      <style:paragraph-properties fo:line-height="0.381cm" fo:orphans="0" fo:widows="0" fo:text-indent="0.272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5" style:family="paragraph" style:parent-style-name="Standard">
      <style:paragraph-properties fo:line-height="0.422cm" fo:orphans="0" fo:widows="0" fo:text-indent="0.423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" style:family="paragraph" style:parent-style-name="Standard">
      <style:paragraph-properties fo:line-height="0.418cm" fo:text-align="justify" style:justify-single-word="false" fo:orphans="0" fo:widows="0" fo:text-indent="0.457cm" style:auto-text-indent="false"/>
      <style:text-properties style:font-name="Franklin Gothic Demi Cond" fo:font-family="'Franklin Gothic Demi Cond'" style:font-family-generic="roman" style:font-pitch="variable" fo:language="be" fo:country="BY" style:language-asian="be" style:country-asian="BY"/>
    </style:style>
    <style:style style:name="Style6" style:family="paragraph" style:parent-style-name="Standard">
      <style:paragraph-properties fo:line-height="0.427cm" fo:orphans="0" fo:widows="0"/>
      <style:text-properties fo:language="be" fo:country="BY" style:language-asian="be" style:country-asian="BY"/>
    </style:style>
    <style:style style:name="Style8" style:family="paragraph" style:parent-style-name="Standard">
      <style:paragraph-properties fo:line-height="0.423cm" fo:orphans="0" fo:widows="0" fo:text-indent="0.406cm" style:auto-text-indent="false"/>
      <style:text-properties fo:language="be" fo:country="BY" style:language-asian="be" style:country-asian="BY"/>
    </style:style>
    <style:style style:name="Style54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0" style:family="paragraph" style:parent-style-name="Standard">
      <style:paragraph-properties fo:line-height="0.415cm" fo:text-align="center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50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1" style:family="paragraph" style:parent-style-name="Standard">
      <style:paragraph-properties fo:line-height="0.432cm" fo:text-align="justify" style:justify-single-word="false" fo:orphans="0" fo:widows="0" fo:text-indent="0.432cm" style:auto-text-indent="false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8" style:family="paragraph" style:parent-style-name="Standard">
      <style:paragraph-properties fo:text-align="justify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46" style:family="paragraph" style:parent-style-name="Standard">
      <style:paragraph-properties fo:line-height="0.423cm" fo:text-align="center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ont_20_Style79" style:display-name="Font Style79" style:family="text">
      <style:text-properties style:font-name="Arial Narrow" fo:font-family="'Arial Narrow'" style:font-family-generic="roman" style:font-pitch="variable" fo:font-size="8pt" fo:font-weight="bold" style:font-size-asian="8pt" style:font-weight-asian="bold" style:font-name-complex="Arial Narrow1" style:font-family-complex="'Arial Narrow'" style:font-family-generic-complex="system" style:font-pitch-complex="variable" style:font-size-complex="8pt" style:font-weight-complex="bold"/>
    </style:style>
    <style:style style:name="Заголовок_20_2_20_Знак" style:display-name="Заголовок 2 Знак" style:family="text" loext:linked-style-name="Heading_20_2">
      <style:text-properties fo:font-size="14pt" fo:font-weight="bold" style:font-size-asian="14pt" style:font-weight-asian="bold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style:font-name="Arial" fo:font-family="Arial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age_20_Number" style:display-name="Page Number" style:family="text" style:parent-style-name="Default_20_Paragraph_20_Font"/>
    <style:style style:name="Название_20_Знак" style:display-name="Название Знак" style:family="text" loext:linked-style-name="Title">
      <style:text-properties fo:font-size="16pt" fo:font-weight="bold" style:font-size-asian="16pt" style:font-weight-asian="bold" style:font-size-complex="12pt" style:font-weight-complex="bold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Заголовок_20_3_20_Знак" style:display-name="Заголовок 3 Знак" style:family="text" loext:linked-style-name="Heading_20_3"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6_20_Знак" style:display-name="Заголовок 6 Знак" style:family="text" loext:linked-style-name="Heading_20_6">
      <style:text-properties fo:font-size="11pt" fo:font-weight="bold" style:font-size-asian="11pt" style:font-weight-asian="bold" style:font-size-complex="11pt" style:font-weight-complex="bold"/>
    </style:style>
    <style:style style:name="pubdate" style:family="text" style:parent-style-name="Default_20_Paragraph_20_Font"/>
    <style:style style:name="Основной_20_текст_20_3_20_Знак" style:display-name="Основной текст 3 Знак" style:family="text" loext:linked-style-name="Body_20_Text_20_3">
      <style:text-properties fo:font-size="8pt" style:font-size-asian="8pt" style:font-size-complex="8pt"/>
    </style:style>
    <style:style style:name="Endnote_20_Symbol" style:display-name="Endnote Symbol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loext:linked-style-name="Body_20_Text_20_Indent_20_3">
      <style:text-properties fo:font-size="8pt" style:font-size-asian="8pt" style:font-size-complex="8pt"/>
    </style:style>
    <style:style style:name="Основной_20_текст_20_Знак" style:display-name="Основной текст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Font_20_Style42" style:display-name="Font Style4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Font_20_Style43" style:display-name="Font Style43" style:family="text">
      <style:text-properties style:font-name="Times New Roman" fo:font-family="'Times New Roman'" style:font-family-generic="roman" style:font-pitch="variable" fo:font-size="24pt" fo:letter-spacing="-0.018cm" fo:font-weight="bold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Font_20_Style44" style:display-name="Font Style4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ont_20_Style41" style:display-name="Font Style41" style:family="text">
      <style:text-properties style:font-name="Times New Roman" fo:font-family="'Times New Roman'" style:font-family-generic="roman" style:font-pitch="variable" fo:font-size="9pt" fo:letter-spacing="0.018cm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45" style:display-name="Font Style45" style:family="text">
      <style:text-properties style:font-name="Century Gothic" fo:font-family="'Century Gothic'" style:font-family-generic="roman" style:font-pitch="variable" fo:font-size="6pt" fo:font-weight="bold" style:font-size-asian="6pt" style:font-weight-asian="bold" style:font-name-complex="Century Gothic1" style:font-family-complex="'Century Gothic'" style:font-family-generic-complex="system" style:font-pitch-complex="variable" style:font-size-complex="6pt" style:font-weight-complex="bold"/>
    </style:style>
    <style:style style:name="Font_20_Style40" style:display-name="Font Style40" style:family="text">
      <style:text-properties style:font-name="Microsoft Sans Serif" fo:font-family="'Microsoft Sans Serif'" style:font-family-generic="roman" style:font-pitch="variable" fo:font-size="5pt" style:font-size-asian="5pt" style:font-name-complex="Microsoft Sans Serif1" style:font-family-complex="'Microsoft Sans Serif'" style:font-family-generic-complex="system" style:font-pitch-complex="variable" style:font-size-complex="5pt"/>
    </style:style>
    <style:style style:name="Font_20_Style53" style:display-name="Font Style53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2" style:display-name="Font Style12" style:family="text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9pt" fo:letter-spacing="0.018cm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14" style:display-name="Font Style14" style:family="text">
      <style:text-properties style:font-name="Franklin Gothic Demi Cond" fo:font-family="'Franklin Gothic Demi Cond'" style:font-family-generic="roman" style:font-pitch="variable" fo:font-size="14pt" style:font-size-asian="14pt" style:font-name-complex="Franklin Gothic Demi Cond1" style:font-family-complex="'Franklin Gothic Demi Cond'" style:font-family-generic-complex="system" style:font-pitch-complex="variable" style:font-size-complex="14pt"/>
    </style:style>
    <style:style style:name="Font_20_Style16" style:display-name="Font Style16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Font_20_Style11" style:display-name="Font Style11" style:family="text">
      <style:text-properties style:font-name="Franklin Gothic Demi Cond" fo:font-family="'Franklin Gothic Demi Cond'" style:font-family-generic="roman" style:font-pitch="variable" fo:font-size="10pt" style:font-size-asian="10pt" style:font-name-complex="Franklin Gothic Demi Cond1" style:font-family-complex="'Franklin Gothic Demi Cond'" style:font-family-generic-complex="system" style:font-pitch-complex="variable" style:font-size-complex="10pt"/>
    </style:style>
    <style:style style:name="Font_20_Style15" style:display-name="Font Style15" style:family="text">
      <style:text-properties fo:font-variant="small-caps"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Font_20_Style17" style:display-name="Font Style17" style:family="text">
      <style:text-properties style:font-name="Times New Roman" fo:font-family="'Times New Roman'" style:font-family-generic="roman" style:font-pitch="variable" fo:font-size="4pt" fo:font-style="italic" fo:font-weight="bold" style:font-size-asian="4pt" style:font-style-asian="italic" style:font-weight-asian="bold" style:font-name-complex="Times New Roman1" style:font-family-complex="'Times New Roman'" style:font-family-generic-complex="system" style:font-pitch-complex="variable" style:font-size-complex="4pt" style:font-style-complex="italic" style:font-weight-complex="bold"/>
    </style:style>
    <style:style style:name="Font_20_Style18" style:display-name="Font Style18" style:family="text">
      <style:text-properties fo:font-variant="small-caps" style:font-name="Franklin Gothic Medium" fo:font-family="'Franklin Gothic Medium'" style:font-family-generic="roman" style:font-pitch="variable" fo:font-size="9pt" style:font-size-asian="9pt" style:font-name-complex="Franklin Gothic Medium1" style:font-family-complex="'Franklin Gothic Medium'" style:font-family-generic-complex="system" style:font-pitch-complex="variable" style:font-size-complex="9pt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8pt" fo:letter-spacing="0.035cm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20" style:display-name="Font Style2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ont_20_Style22" style:display-name="Font Style22" style:family="text">
      <style:text-properties style:font-name="Century Gothic" fo:font-family="'Century Gothic'" style:font-family-generic="roman" style:font-pitch="variable" fo:font-size="8pt" fo:font-style="italic" fo:font-weight="bold" style:font-size-asian="8pt" style:font-style-asian="italic" style:font-weight-asian="bold" style:font-name-complex="Century Gothic1" style:font-family-complex="'Century Gothic'" style:font-family-generic-complex="system" style:font-pitch-complex="variable" style:font-size-complex="8pt" style:font-style-complex="italic" style:font-weight-complex="bold"/>
    </style:style>
    <style:style style:name="Font_20_Style23" style:display-name="Font Style23" style:family="text">
      <style:text-properties style:font-name="Century Gothic" fo:font-family="'Century Gothic'" style:font-family-generic="roman" style:font-pitch="variable" fo:font-size="5pt" fo:letter-spacing="0.018cm" style:font-size-asian="5pt" style:font-name-complex="Century Gothic1" style:font-family-complex="'Century Gothic'" style:font-family-generic-complex="system" style:font-pitch-complex="variable" style:font-size-complex="5pt"/>
    </style:style>
    <style:style style:name="Font_20_Style24" style:display-name="Font Style24" style:family="text"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Font_20_Style88" style:display-name="Font Style88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66" style:display-name="Font Style66" style:family="text"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81" style:display-name="Font Style81" style:family="text">
      <style:text-properties style:font-name="Sylfaen" fo:font-family="Sylfaen" style:font-family-generic="roman" style:font-pitch="variable" fo:font-size="9pt" fo:font-weight="bold" style:font-size-asian="9pt" style:font-weight-asian="bold" style:font-name-complex="Sylfaen1" style:font-family-complex="Sylfaen" style:font-family-generic-complex="system" style:font-pitch-complex="variable" style:font-size-complex="9pt" style:font-weight-complex="bold"/>
    </style:style>
    <style:style style:name="Font_20_Style83" style:display-name="Font Style83" style:family="text"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 style:font-name-complex="Times New Roman1" style:font-family-complex="'Times New Roman'" style:font-family-generic-complex="system" style:font-pitch-complex="variable" style:font-size-complex="8pt" style:font-style-complex="italic" style:font-weight-complex="bold"/>
    </style:style>
    <style:style style:name="Font_20_Style89" style:display-name="Font Style89" style:family="text">
      <style:text-properties style:font-name="Arial Narrow" fo:font-family="'Arial Narrow'" style:font-family-generic="roman" style:font-pitch="variable" fo:font-size="11pt" fo:font-weight="bold" style:font-size-asian="11pt" style:font-weight-asian="bold" style:font-name-complex="Arial Narrow1" style:font-family-complex="'Arial Narrow'" style:font-family-generic-complex="system" style:font-pitch-complex="variable" style:font-size-complex="11pt" style:font-weight-complex="bold"/>
    </style:style>
    <style:style style:name="Font_20_Style90" style:display-name="Font Style9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ont_20_Style80" style:display-name="Font Style80" style:family="text"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9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size="12pt" style:font-size-asian="12pt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56" loext:num-list-format="%2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57" loext:num-list-format="%3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58" loext:num-list-format="%4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59" loext:num-list-format="%5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60" loext:num-list-format="%6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61" loext:num-list-format="%7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62" loext:num-list-format="%8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63" loext:num-list-format="%9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92" loext:num-list-format="%2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93" loext:num-list-format="%3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94" loext:num-list-format="%4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95" loext:num-list-format="%5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96" loext:num-list-format="%6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97" loext:num-list-format="%7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98" loext:num-list-format="%8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99" loext:num-list-format="%9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Symbol" style:font-charset="x-symbol"/>
      </text:list-level-style-bullet>
      <text:list-level-style-bullet text:level="2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Wingdings" style:font-charset="x-symbol"/>
      </text:list-level-style-bullet>
      <text:list-level-style-number text:level="3" text:style-name="ListLabel_20_147" loext:num-list-format="%3%)" style:num-suffix=")" style:num-format="1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number>
      <text:list-level-style-number text:level="5" text:style-name="ListLabel_20_149" loext:num-list-format="%5%" style:num-format="1" text:start-value="3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number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76cm" fo:text-indent="-0.635cm" fo:margin-left="8.976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46cm" fo:text-indent="-0.635cm" fo:margin-left="10.246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1.516cm" fo:text-indent="-0.635cm" fo:margin-left="11.5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86cm" fo:text-indent="-0.635cm" fo:margin-left="12.78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♦" style:num-suffix="♦" text:bullet-char="♦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♦" style:num-suffix="♦" text:bullet-char="♦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6" loext:num-list-format="1.%1%." style:num-prefix="1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57" loext:num-list-format="1.%1%." style:num-prefix="1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58" loext:num-list-format="6.%1%." style:num-prefix="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59" loext:num-list-format="7.%1%." style:num-prefix="7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60" loext:num-list-format="10.%1%." style:num-prefix="10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61" loext:num-list-format="12.%1%." style:num-prefix="1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62" loext:num-list-format="10.%1%." style:num-prefix="10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63" loext:num-list-format="13.%1%." style:num-prefix="1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13.%1%." style:num-prefix="13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65" loext:num-list-format="14.%1%." style:num-prefix="14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9.7cm" fo:page-height="21.001cm" style:num-format="1" style:print-orientation="landscape" fo:margin-top="1cm" fo:margin-bottom="0.501cm" fo:margin-left="1.501cm" fo:margin-right="1.501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2" text:anchor-type="paragraph" svg:y="0.002cm" draw:z-index="3"><draw:text-box fo:min-height="0.041cm" fo:min-width="0.041cm"><text:p text:style-name="MP2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УПИС-2</dc:title>
    <meta:initial-creator>sysadmin</meta:initial-creator>
    <meta:editing-cycles>27</meta:editing-cycles>
    <meta:print-date>2025-04-01T22:35:07.035273593</meta:print-date>
    <meta:creation-date>2021-05-25T15:23:00</meta:creation-date>
    <dc:date>2025-04-02T01:06:53.839727901</dc:date>
    <meta:editing-duration>PT1H50M9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4" meta:paragraph-count="130" meta:word-count="2325" meta:character-count="18821" meta:non-whitespace-character-count="15239"/>
    <meta:user-defined meta:name="AppVersion">14.0000</meta:user-defined>
    <meta:user-defined meta:name="Company">*</meta:user-defined>
    <meta:template xlink:type="simple" xlink:actuate="onRequest" xlink:title="Normal.dotm" xlink:href=""/>
  </office:meta>
</office:document-meta>
</file>